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68fbd" officeooo:paragraph-rsid="000b7a9f"/>
    </style:style>
    <style:style style:name="P2" style:family="paragraph" style:parent-style-name="Text_20_body">
      <style:text-properties officeooo:rsid="000f0014" officeooo:paragraph-rsid="000f0014"/>
    </style:style>
    <style:style style:name="P3" style:family="paragraph" style:parent-style-name="Text_20_body">
      <style:text-properties officeooo:rsid="00159cc2" officeooo:paragraph-rsid="00159cc2"/>
    </style:style>
    <style:style style:name="P4" style:family="paragraph" style:parent-style-name="Text_20_body">
      <style:text-properties officeooo:rsid="0015a209" officeooo:paragraph-rsid="0015a209"/>
    </style:style>
    <style:style style:name="P5" style:family="paragraph" style:parent-style-name="Text_20_body">
      <style:text-properties officeooo:rsid="00176835" officeooo:paragraph-rsid="00176835"/>
    </style:style>
    <style:style style:name="P6" style:family="paragraph" style:parent-style-name="Text_20_body">
      <style:text-properties officeooo:rsid="0017d603" officeooo:paragraph-rsid="0017d603"/>
    </style:style>
    <style:style style:name="P7" style:family="paragraph" style:parent-style-name="Text_20_body">
      <style:text-properties officeooo:rsid="001a71eb" officeooo:paragraph-rsid="001a71eb"/>
    </style:style>
    <style:style style:name="P8" style:family="paragraph" style:parent-style-name="Text_20_body">
      <style:text-properties officeooo:rsid="001db8b3" officeooo:paragraph-rsid="001db8b3"/>
    </style:style>
    <style:style style:name="P9" style:family="paragraph" style:parent-style-name="Text_20_body">
      <style:text-properties officeooo:rsid="0021f2e1" officeooo:paragraph-rsid="0021f2e1"/>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4">
      <style:paragraph-properties>
        <style:tab-stops>
          <style:tab-stop style:position="16.092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text-properties officeooo:paragraph-rsid="00033cda"/>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officeooo:paragraph-rsid="000409b3"/>
    </style:style>
    <style:style style:name="P22" style:family="paragraph" style:parent-style-name="Text_20_body" style:list-style-name="L8">
      <style:text-properties officeooo:rsid="0021f2e1" officeooo:paragraph-rsid="0021f2e1"/>
    </style:style>
    <style:style style:name="P23" style:family="paragraph" style:parent-style-name="Text_20_body" style:list-style-name="L9">
      <style:text-properties officeooo:rsid="000b7a9f" officeooo:paragraph-rsid="000b7a9f"/>
    </style:style>
    <style:style style:name="P24" style:family="paragraph" style:parent-style-name="Text_20_body" style:list-style-name="L9">
      <style:text-properties officeooo:rsid="00068fbd" officeooo:paragraph-rsid="000b7a9f"/>
    </style:style>
    <style:style style:name="P25" style:family="paragraph" style:parent-style-name="Text_20_body" style:list-style-name="L11">
      <style:text-properties officeooo:rsid="00068fbd" officeooo:paragraph-rsid="00068fbd"/>
    </style:style>
    <style:style style:name="P26" style:family="paragraph" style:parent-style-name="Text_20_body" style:list-style-name="L12">
      <style:text-properties officeooo:rsid="00068fbd" officeooo:paragraph-rsid="00068fbd"/>
    </style:style>
    <style:style style:name="P27" style:family="paragraph" style:parent-style-name="Text_20_body" style:list-style-name="L12">
      <style:text-properties officeooo:rsid="00068fbd" officeooo:paragraph-rsid="00226535"/>
    </style:style>
    <style:style style:name="P28" style:family="paragraph" style:parent-style-name="Text_20_body" style:list-style-name="L9">
      <style:text-properties officeooo:rsid="000d6162" officeooo:paragraph-rsid="000d6162"/>
    </style:style>
    <style:style style:name="P29" style:family="paragraph" style:parent-style-name="Text_20_body" style:list-style-name="L9">
      <style:text-properties officeooo:rsid="000f0014" officeooo:paragraph-rsid="000f0014"/>
    </style:style>
    <style:style style:name="P30" style:family="paragraph" style:parent-style-name="Text_20_body" style:list-style-name="L10">
      <style:text-properties officeooo:rsid="000f74d3" officeooo:paragraph-rsid="000f74d3"/>
    </style:style>
    <style:style style:name="P31" style:family="paragraph" style:parent-style-name="Text_20_body" style:list-style-name="L10">
      <style:text-properties officeooo:rsid="0010d19c" officeooo:paragraph-rsid="0010d19c"/>
    </style:style>
    <style:style style:name="P32" style:family="paragraph" style:parent-style-name="Text_20_body" style:list-style-name="L10">
      <style:text-properties officeooo:rsid="001181c2" officeooo:paragraph-rsid="001181c2"/>
    </style:style>
    <style:style style:name="P33" style:family="paragraph" style:parent-style-name="Text_20_body" style:list-style-name="L11">
      <style:text-properties officeooo:rsid="001181c2" officeooo:paragraph-rsid="00068fbd"/>
    </style:style>
    <style:style style:name="P34" style:family="paragraph" style:parent-style-name="Text_20_body" style:list-style-name="L10">
      <style:text-properties officeooo:rsid="0020d041" officeooo:paragraph-rsid="0020d041"/>
    </style:style>
    <style:style style:name="P35" style:family="paragraph" style:parent-style-name="Text_20_body" style:list-style-name="L11">
      <style:text-properties officeooo:rsid="0027a0ff" officeooo:paragraph-rsid="0027a0ff"/>
    </style:style>
    <style:style style:name="P36" style:family="paragraph" style:parent-style-name="Text_20_body" style:list-style-name="L13">
      <style:text-properties officeooo:rsid="001d2413" officeooo:paragraph-rsid="001d2413"/>
    </style:style>
    <style:style style:name="P37" style:family="paragraph" style:parent-style-name="Text_20_body" style:list-style-name="L13">
      <style:text-properties officeooo:rsid="001d2413" officeooo:paragraph-rsid="002a8b38"/>
    </style:style>
    <style:style style:name="P38" style:family="paragraph" style:parent-style-name="Text_20_body" style:list-style-name="L14">
      <style:text-properties officeooo:rsid="001db8b3" officeooo:paragraph-rsid="001db8b3"/>
    </style:style>
    <style:style style:name="P39" style:family="paragraph" style:parent-style-name="Text_20_body" style:list-style-name="L13">
      <style:text-properties officeooo:rsid="001db8b3" officeooo:paragraph-rsid="001db8b3"/>
    </style:style>
    <style:style style:name="P40" style:family="paragraph" style:parent-style-name="Text_20_body" style:list-style-name="L13">
      <style:text-properties officeooo:rsid="001e3e59" officeooo:paragraph-rsid="001e3e59"/>
    </style:style>
    <style:style style:name="P41" style:family="paragraph" style:parent-style-name="Text_20_body" style:list-style-name="L13">
      <style:text-properties officeooo:rsid="001e3e59" officeooo:paragraph-rsid="001f1a1b"/>
    </style:style>
    <style:style style:name="P42" style:family="paragraph" style:parent-style-name="Heading_20_1">
      <style:text-properties officeooo:rsid="00150c8d" officeooo:paragraph-rsid="00150c8d"/>
    </style:style>
    <style:style style:name="P43" style:family="paragraph" style:parent-style-name="Heading_20_2">
      <style:text-properties officeooo:rsid="001a0179"/>
    </style:style>
    <style:style style:name="P44" style:family="paragraph" style:parent-style-name="Heading_20_2">
      <style:text-properties officeooo:paragraph-rsid="0021f2e1"/>
    </style:style>
    <style:style style:name="P45" style:family="paragraph" style:parent-style-name="Heading_20_3">
      <style:text-properties officeooo:rsid="001db8b3" officeooo:paragraph-rsid="001db8b3"/>
    </style:style>
    <style:style style:name="P46" style:family="paragraph" style:parent-style-name="Heading_20_3">
      <style:text-properties officeooo:rsid="001db8b3" officeooo:paragraph-rsid="002a8b38"/>
    </style:style>
    <style:style style:name="P47" style:family="paragraph" style:parent-style-name="Heading_20_3">
      <style:text-properties officeooo:rsid="002a8b38" officeooo:paragraph-rsid="002a8b38"/>
    </style:style>
    <style:style style:name="T1" style:family="text">
      <style:text-properties officeooo:rsid="000570d3"/>
    </style:style>
    <style:style style:name="T2" style:family="text">
      <style:text-properties officeooo:rsid="00068fbd"/>
    </style:style>
    <style:style style:name="T3" style:family="text">
      <style:text-properties officeooo:rsid="000f0014"/>
    </style:style>
    <style:style style:name="T4" style:family="text">
      <style:text-properties officeooo:rsid="000f74d3"/>
    </style:style>
    <style:style style:name="T5" style:family="text">
      <style:text-properties officeooo:rsid="0010d19c"/>
    </style:style>
    <style:style style:name="T6" style:family="text">
      <style:text-properties officeooo:rsid="00124fc3"/>
    </style:style>
    <style:style style:name="T7" style:family="text">
      <style:text-properties officeooo:rsid="0015a209"/>
    </style:style>
    <style:style style:name="T8" style:family="text">
      <style:text-properties officeooo:rsid="00164f91"/>
    </style:style>
    <style:style style:name="T9" style:family="text">
      <style:text-properties officeooo:rsid="00178f4d"/>
    </style:style>
    <style:style style:name="T10" style:family="text">
      <style:text-properties officeooo:rsid="0018569f"/>
    </style:style>
    <style:style style:name="T11" style:family="text">
      <style:text-properties officeooo:rsid="001a0179"/>
    </style:style>
    <style:style style:name="T12" style:family="text">
      <style:text-properties officeooo:rsid="001a4792"/>
    </style:style>
    <style:style style:name="T13" style:family="text">
      <style:text-properties officeooo:rsid="001a71eb"/>
    </style:style>
    <style:style style:name="T14" style:family="text">
      <style:text-properties officeooo:rsid="001c238a"/>
    </style:style>
    <style:style style:name="T15" style:family="text">
      <style:text-properties officeooo:rsid="001cc505"/>
    </style:style>
    <style:style style:name="T16" style:family="text">
      <style:text-properties officeooo:rsid="001db8b3"/>
    </style:style>
    <style:style style:name="T17" style:family="text">
      <style:text-properties officeooo:rsid="001e08e9"/>
    </style:style>
    <style:style style:name="T18" style:family="text">
      <style:text-properties officeooo:rsid="001e3e59"/>
    </style:style>
    <style:style style:name="T19" style:family="text">
      <style:text-properties officeooo:rsid="001f1a1b"/>
    </style:style>
    <style:style style:name="T20" style:family="text">
      <style:text-properties officeooo:rsid="0021f2e1"/>
    </style:style>
    <style:style style:name="T21" style:family="text">
      <style:text-properties officeooo:rsid="00226535"/>
    </style:style>
    <style:style style:name="T22" style:family="text">
      <style:text-properties officeooo:rsid="0022866c"/>
    </style:style>
    <style:style style:name="T23" style:family="text">
      <style:text-properties officeooo:rsid="0027f2fc"/>
    </style:style>
    <style:style style:name="T24" style:family="text">
      <style:text-properties officeooo:rsid="0029f9fe"/>
    </style:style>
    <style:style style:name="T25" style:family="text">
      <style:text-properties officeooo:rsid="002a8b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JobCoa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365_965941387" text:style-name="Index_20_Link" text:visited-style-name="Index_20_Link">Présentation<text:tab/>1</text:a></text:p>
          <text:p text:style-name="P11"><text:a xlink:type="simple" xlink:href="#__RefHeading__367_965941387" text:style-name="Index_20_Link" text:visited-style-name="Index_20_Link">Déclaration de mission<text:tab/>1</text:a></text:p>
          <text:p text:style-name="P11"><text:a xlink:type="simple" xlink:href="#__RefHeading__369_965941387" text:style-name="Index_20_Link" text:visited-style-name="Index_20_Link">Outils à disposition des chercheurs d'emploi<text:tab/>2</text:a></text:p>
          <text:p text:style-name="P12"><text:a xlink:type="simple" xlink:href="#__RefHeading__371_965941387" text:style-name="Index_20_Link" text:visited-style-name="Index_20_Link">Gestion au jour le jour<text:tab/>2</text:a></text:p>
          <text:p text:style-name="P12"><text:a xlink:type="simple" xlink:href="#__RefHeading__373_965941387" text:style-name="Index_20_Link" text:visited-style-name="Index_20_Link">Coach virtuel<text:tab/>2</text:a></text:p>
          <text:p text:style-name="P12"><text:a xlink:type="simple" xlink:href="#__RefHeading__375_965941387" text:style-name="Index_20_Link" text:visited-style-name="Index_20_Link">Coach réel<text:tab/>2</text:a></text:p>
          <text:p text:style-name="P12"><text:a xlink:type="simple" xlink:href="#__RefHeading__377_965941387" text:style-name="Index_20_Link" text:visited-style-name="Index_20_Link">Réseau social<text:tab/>3</text:a></text:p>
          <text:p text:style-name="P12"><text:a xlink:type="simple" xlink:href="#__RefHeading__379_965941387" text:style-name="Index_20_Link" text:visited-style-name="Index_20_Link">Contacts externes par évènements<text:tab/>3</text:a></text:p>
          <text:p text:style-name="P12"><text:a xlink:type="simple" xlink:href="#__RefHeading__381_965941387" text:style-name="Index_20_Link" text:visited-style-name="Index_20_Link">Bibliothèque (« Chomageothèque »:-) )<text:tab/>3</text:a></text:p>
          <text:p text:style-name="P11"><text:a xlink:type="simple" xlink:href="#__RefHeading__383_965941387" text:style-name="Index_20_Link" text:visited-style-name="Index_20_Link">Outils à disposition des coachs emploi<text:tab/>3</text:a></text:p>
          <text:p text:style-name="P11"><text:a xlink:type="simple" xlink:href="#__RefHeading__385_965941387" text:style-name="Index_20_Link" text:visited-style-name="Index_20_Link">Outils à disposition des coachs emploi<text:tab/>3</text:a></text:p>
          <text:p text:style-name="P11"><text:a xlink:type="simple" xlink:href="#__RefHeading__387_965941387" text:style-name="Index_20_Link" text:visited-style-name="Index_20_Link">Moyens de financement<text:tab/>3</text:a></text:p>
          <text:p text:style-name="P10"><text:a xlink:type="simple" xlink:href="#__RefHeading__565_471461657" text:style-name="Index_20_Link" text:visited-style-name="Index_20_Link">Personas utilisateurs<text:tab/>4</text:a></text:p>
          <text:p text:style-name="P13"><text:a xlink:type="simple" xlink:href="#__RefHeading__567_471461657" text:style-name="Index_20_Link" text:visited-style-name="Index_20_Link">Claire<text:tab/>4</text:a></text:p>
          <text:p text:style-name="P13"><text:a xlink:type="simple" xlink:href="#__RefHeading__569_471461657" text:style-name="Index_20_Link" text:visited-style-name="Index_20_Link">Romain<text:tab/>4</text:a></text:p>
          <text:p text:style-name="P13"><text:a xlink:type="simple" xlink:href="#__RefHeading__571_471461657" text:style-name="Index_20_Link" text:visited-style-name="Index_20_Link">Élodie<text:tab/>5</text:a></text:p>
          <text:p text:style-name="P10"><text:a xlink:type="simple" xlink:href="#__RefHeading__389_965941387" text:style-name="Index_20_Link" text:visited-style-name="Index_20_Link">Détails des outils de recherche d'emploi<text:tab/>5</text:a></text:p>
          <text:p text:style-name="P13"><text:a xlink:type="simple" xlink:href="#__RefHeading__391_965941387" text:style-name="Index_20_Link" text:visited-style-name="Index_20_Link">Détails de l'outil de suivi d'opportunité<text:tab/>5</text:a></text:p>
          <text:p text:style-name="P11"><text:a xlink:type="simple" xlink:href="#__RefHeading__393_965941387" text:style-name="Index_20_Link" text:visited-style-name="Index_20_Link">Différents états de la candidature<text:tab/>5</text:a></text:p>
          <text:p text:style-name="P11"><text:a xlink:type="simple" xlink:href="#__RefHeading__395_965941387" text:style-name="Index_20_Link" text:visited-style-name="Index_20_Link">Différents types de journaux<text:tab/>6</text:a></text:p>
          <text:p text:style-name="P13"><text:a xlink:type="simple" xlink:href="#__RefHeading__397_965941387" text:style-name="Index_20_Link" text:visited-style-name="Index_20_Link">Détails sur l'agenda<text:tab/>6</text:a></text:p>
          <text:p text:style-name="P13"><text:a xlink:type="simple" xlink:href="#__RefHeading__635_772893323" text:style-name="Index_20_Link" text:visited-style-name="Index_20_Link">Détails sur la chomothèque<text:tab/>6</text:a></text:p>
          <text:p text:style-name="P10"><text:a xlink:type="simple" xlink:href="#__RefHeading__399_965941387" text:style-name="Index_20_Link" text:visited-style-name="Index_20_Link">Messages du coach virtuel<text:tab/>7</text:a></text:p>
          <text:p text:style-name="P13"><text:a xlink:type="simple" xlink:href="#__RefHeading__401_965941387" text:style-name="Index_20_Link" text:visited-style-name="Index_20_Link">Objectifs<text:tab/>7</text:a></text:p>
          <text:p text:style-name="P13"><text:a xlink:type="simple" xlink:href="#__RefHeading__403_965941387" text:style-name="Index_20_Link" text:visited-style-name="Index_20_Link">Spécification des messages<text:tab/>7</text:a></text:p>
          <text:p text:style-name="P13"><text:a xlink:type="simple" xlink:href="#__RefHeading__405_965941387" text:style-name="Index_20_Link" text:visited-style-name="Index_20_Link">Liste des messages<text:tab/>8</text:a></text:p>
          <text:p text:style-name="P11"><text:a xlink:type="simple" xlink:href="#__RefHeading__407_965941387" text:style-name="Index_20_Link" text:visited-style-name="Index_20_Link">Bienvenue<text:tab/>8</text:a></text:p>
          <text:p text:style-name="P11"><text:a xlink:type="simple" xlink:href="#__RefHeading__409_965941387" text:style-name="Index_20_Link" text:visited-style-name="Index_20_Link">Arrivée sur le site<text:tab/>8</text:a></text:p>
          <text:p text:style-name="P11"><text:a xlink:type="simple" xlink:href="#__RefHeading__411_965941387" text:style-name="Index_20_Link" text:visited-style-name="Index_20_Link">Heure de quitter le site<text:tab/>8</text:a></text:p>
          <text:p text:style-name="P11"><text:a xlink:type="simple" xlink:href="#__RefHeading__413_965941387" text:style-name="Index_20_Link" text:visited-style-name="Index_20_Link">Opportunités<text:tab/>8</text:a></text:p>
          <text:p text:style-name="P11"><text:a xlink:type="simple" xlink:href="#__RefHeading__573_471461657" text:style-name="Index_20_Link" text:visited-style-name="Index_20_Link">Objectifs<text:tab/>8</text:a></text:p>
          <text:p text:style-name="P11"><text:a xlink:type="simple" xlink:href="#__RefHeading__575_471461657" text:style-name="Index_20_Link" text:visited-style-name="Index_20_Link">Journaux<text:tab/>8</text:a></text:p>
        </text:index-body>
      </text:table-of-content>
      <text:p text:style-name="Text_20_body"/>
      <text:h text:style-name="Heading_20_1" text:outline-level="1"><text:bookmark-start text:name="__RefHeading__365_965941387"/>Présentation<text:bookmark-end text:name="__RefHeading__365_965941387"/></text:h>
      <text:h text:style-name="Heading_20_3" text:outline-level="3"><text:bookmark-start text:name="__RefHeading__367_965941387"/>Déclaration de mission<text:bookmark-end text:name="__RefHeading__367_965941387"/></text:h>
      <text:p text:style-name="Text_20_body">TheJobCaoch est un site web social visant à aider les chercheurs d'emploi à trouver du travail, soit en utilisant les outils intégrés gratuits, soit en payant pour profiter d'une aide humaine externe. Ces outils visent à structurer la recherche et à motiver le chercheur dans son activité journalière pour éviter les tendances naturelles soit au laisser-aller, soit à l'anxiété, toutes deux liées à l'isolation. </text:p>
      <text:p text:style-name="Text_20_body"><text:soft-page-break/>TheJobCoach aide les « Coachs » réels (cabinet de placement, agences pour l'emploi, coachs) à encadrer leurs stagiaires en leur fournissant des outils de suivi adaptés.</text:p>
      <text:p text:style-name="Text_20_body">TheJobCoach fournit aux recruteurs des moyens ciblés de rechercher des candidats adaptés : annonces ciblées, bandeaux publicitaires ciblés, candidats ciblés.</text:p>
      <text:p text:style-name="Text_20_body">TheJobCoach fournit des moyens de publicité ciblés pour des évènements professionnels : salons, présentations, ... </text:p>
      <text:h text:style-name="Heading_20_3" text:outline-level="3"><text:bookmark-start text:name="__RefHeading__369_965941387"/>Outils à disposition des chercheurs d'emploi<text:bookmark-end text:name="__RefHeading__369_965941387"/></text:h>
      <text:h text:style-name="Heading_20_4" text:outline-level="4"><text:bookmark-start text:name="__RefHeading__371_965941387"/>Gestion au jour le jour<text:bookmark-end text:name="__RefHeading__371_965941387"/></text:h>
      <text:p text:style-name="Text_20_body">La gestion des documents liés à la recherche : CV, lettre de motivation, lettre de recommandation, autre</text:p>
      <text:p text:style-name="Text_20_body">La gestion des opportunités : description, statut et des évènements associés.</text:p>
      <text:p text:style-name="Text_20_body">Un calendrier qui stocke des évènements effectué et le reste à faire.</text:p>
      <text:p text:style-name="Text_20_body">Des rapports à imprimer sont disponibles et permettent de</text:p>
      <text:list xml:id="list5993345704551737839" text:style-name="L1">
        <text:list-item>
          <text:p text:style-name="P14">Se donner confiance en voyant le travail accompli</text:p>
        </text:list-item>
        <text:list-item>
          <text:p text:style-name="P14">Sauver ses données personnelles</text:p>
        </text:list-item>
        <text:list-item>
          <text:p text:style-name="P14">Justifier plus facilement de sa recherche d'emploi auprès de Pôle Emploi</text:p>
        </text:list-item>
      </text:list>
      <text:p text:style-name="Text_20_body">Une liste d'action (Post-it « A Faire ») à effectuer pour la journée qui contient :</text:p>
      <text:list xml:id="list3950759787724952011" text:style-name="L2">
        <text:list-item>
          <text:p text:style-name="P15">Des actions libres fixées par l'utilisateur</text:p>
        </text:list-item>
        <text:list-item>
          <text:p text:style-name="P15">Les rappels d'actions planifiées dans les journaux</text:p>
        </text:list-item>
        <text:list-item>
          <text:p text:style-name="P15">Les rappels d'actions liées aux documents ou aux sites (« remonter le CV en haut de la pile de Monster.fr») ou aux contacts : (« rappeler Mr Bidule tous les mois »)</text:p>
        </text:list-item>
        <text:list-item>
          <text:p text:style-name="P15">Les rappels d'actions planifiées par le coach</text:p>
        </text:list-item>
      </text:list>
      <text:h text:style-name="Heading_20_4" text:outline-level="4"><text:bookmark-start text:name="__RefHeading__373_965941387"/>Coach virtuel<text:bookmark-end text:name="__RefHeading__373_965941387"/></text:h>
      <text:p text:style-name="Text_20_body">Le coach virtuel est un support moral durant la recherche d'emploi. Un avatar qui peut être choisi adopte un langage et des messages particuliers qui le rende plus « humain » et motive le cherche<text:span text:style-name="T2">ur</text:span> d'emploi tout au long de sa journée.</text:p>
      <text:p text:style-name="Text_20_body">Le coach remet un rapport régulier en fonction des objectifs fixés pas le chercheur d'emploi</text:p>
      <text:p text:style-name="Text_20_body">Le coach émet des messages lors d'évènements particuliers ou pour « rappeler à l'ordre » l'utilisateur. Il envoie des mails en cas de problème particulier.</text:p>
      <text:p text:style-name="Text_20_body">Objectif à long terme : équiper le coach virtuel d'outils d'IA plus poussés : analyse automatique de son CV, de ses lettres de motivations, analyse comportementale, …</text:p>
      <text:h text:style-name="Heading_20_4" text:outline-level="4"><text:bookmark-start text:name="__RefHeading__375_965941387"/>Coach réel<text:bookmark-end text:name="__RefHeading__375_965941387"/></text:h>
      <text:p text:style-name="Text_20_body">L 'utilisateur peut solliciter les conseils de coachs emploi réels, le site est un facilitateur pour acheter des crédits pour obtenir des conseils (tarifés) sur son CV, sa méthode, etc.</text:p>
      <text:h text:style-name="Heading_20_4" text:outline-level="4"><text:bookmark-start text:name="__RefHeading__377_965941387"/><text:soft-page-break/>Réseau social<text:bookmark-end text:name="__RefHeading__377_965941387"/></text:h>
      <text:p text:style-name="Text_20_body">L'utilisateur peut se constituer une liste de contacts interne au site : coachs et autres chercheurs d'emploi. Il autorise ou refuse les contacts qui lui parvienne. Il peut chercher d'autres utilisaterus qui ont acceptés d'être contactés</text:p>
      <text:p text:style-name="Text_20_body">Chaque contact a une liste de droits associés pour accéder aux données personnelles de l'utilisateur : liste des opportunités, des journaux, des documents, des contacts.</text:p>
      <text:p text:style-name="Text_20_body">Ces contacts sont accessibles par chat (avec conservation de l'historique) et mails.</text:p>
      <text:p text:style-name="Text_20_body">Les contacts par chat peuvent être bloqués en se mettant en « mode travail ». L'utilisateuur est disponible par défaut.</text:p>
      <text:h text:style-name="Heading_20_4" text:outline-level="4"><text:bookmark-start text:name="__RefHeading__379_965941387"/>Contacts externes par évènements<text:bookmark-end text:name="__RefHeading__379_965941387"/></text:h>
      <text:p text:style-name="Text_20_body">L'utilisateur a une page principale sur laquelle sont publiés les évènements susceptibles de l'intéresser sur sa région : conventions professionnelles (pour le même domaine), forums emplois, évènements avec réductions pour chercheurs d'emploi.</text:p>
      <text:p text:style-name="Text_20_body">L'objectif est de dynamiser la recherche en maintenannt le contact avec des professionnels de sa région.</text:p>
      <text:h text:style-name="Heading_20_4" text:outline-level="4"><text:bookmark-start text:name="__RefHeading__381_965941387"/>Bibliothèque (« Chomageothèque »:-) )<text:bookmark-end text:name="__RefHeading__381_965941387"/></text:h>
      <text:p text:style-name="Text_20_body">Le site propose des conseils et une liste de ressources soit localement soit sur d'autres sites, notamment une liste de « job boards » (apec, monster ,...) classés par localisation, secteur, activité.</text:p>
      <text:h text:style-name="Heading_20_3" text:outline-level="3"><text:bookmark-start text:name="__RefHeading__383_965941387"/>Outils à disposition des coachs emploi<text:bookmark-end text:name="__RefHeading__383_965941387"/></text:h>
      <text:p text:style-name="Text_20_body">Par coach emploi, on entend :</text:p>
      <text:list xml:id="list5921844835521457737" text:style-name="L3">
        <text:list-item>
          <text:p text:style-name="P16">les coachs indépendants,</text:p>
        </text:list-item>
        <text:list-item>
          <text:p text:style-name="P16">les cabinets de placement</text:p>
        </text:list-item>
        <text:list-item>
          <text:p text:style-name="P16">les conseillers « pôle emploi »</text:p>
        </text:list-item>
      </text:list>
      <text:p text:style-name="Text_20_body">Le site permet aux coachs de suivre l'évolution de leur stagiaire, qu'ils soit officiels ou </text:p>
      <text:p text:style-name="Text_20_body">Ils sont prévenus à chaque événement dès lors que le stagiaire les a autorisé à suivre (terme à préférer à « surveiller » voire « fliquer ») leurs actions.</text:p>
      <text:p text:style-name="Text_20_body">Le bénéfice est double :</text:p>
      <text:list xml:id="list7005791186139535995" text:style-name="L4">
        <text:list-item>
          <text:p text:style-name="P17">pour le stagiaire, l'arrêt de l'impression de « parler dans le désert », la possibilité d'avoir un retour rapide.</text:p>
        </text:list-item>
        <text:list-item>
          <text:p text:style-name="P17">pour le coach, un suivi smplifié sans perdre une seule action, avec la possibilité de contacter directement le stagiaire en cas d'évènement intéressant.</text:p>
        </text:list-item>
      </text:list>
      <text:h text:style-name="Heading_20_3" text:outline-level="3"><text:bookmark-start text:name="__RefHeading__385_965941387"/>Outils à disposition des coachs emploi<text:bookmark-end text:name="__RefHeading__385_965941387"/></text:h>
      <text:p text:style-name="Text_20_body">TBD</text:p>
      <text:h text:style-name="Heading_20_3" text:outline-level="3"><text:bookmark-start text:name="__RefHeading__387_965941387"/>Moyens de financement<text:bookmark-end text:name="__RefHeading__387_965941387"/></text:h>
      <text:p text:style-name="Text_20_body">TheJobCoach finance son activité grâce aux moyens suivants :</text:p>
      <text:list xml:id="list6379223964185964708" text:style-name="L5">
        <text:list-item>
          <text:p text:style-name="P18"><text:soft-page-break/>En proposant aux chercheurs d'emploi utilisateurs du site une version payante illimitée : plus de documents, plus grande limite de taille de fichier, des coachs avatar différents, </text:p>
        </text:list-item>
        <text:list-item>
          <text:p text:style-name="P18">En proposant à des coachs, des cabinets de placement et des agences pour l'emploi un outil de suivi adapté pour suivre leurs stagiaires. La facturation est faite sur la base du nombre de stagiaire suivis/mois.</text:p>
        </text:list-item>
        <text:list-item>
          <text:p text:style-name="P18">En proposant aux recruteurs des outils de recrutement plus fins, permettannt de cibler des profils en recherche active, postulant aux postes qui sont justement à pourvoir, ou plus classiquement sur recherche de mots-clés.</text:p>
        </text:list-item>
      </text:list>
      <text:h text:style-name="P42" text:outline-level="1"><text:bookmark-start text:name="__RefHeading__565_471461657"/>Personas utilisateurs<text:bookmark-end text:name="__RefHeading__565_471461657"/></text:h>
      <text:h text:style-name="Heading_20_2" text:outline-level="2"><text:bookmark-start text:name="__RefHeading__567_471461657"/>Claire<text:bookmark-end text:name="__RefHeading__567_471461657"/></text:h>
      <text:p text:style-name="P3">Claire est une experte en contrôle de gestion de 28 ans. Pour concilier vie professionnelle et vie privée, elle préfère <text:span text:style-name="T7">exécuter </text:span>des contrats <text:span text:style-name="T7">en tant qu'</text:span>intérimaire. <text:span text:style-name="T7">La recherche d'emploi ne lui fait pas peur, elle a toujours été confrontée à la réalité du marché, et sait que ses compétences sont recherchées, sans se faire d'illusion sur le fait qu'il faudra se recycler si ces dernières ne sont plus porteuses. Elle est réaliste.</text:span></text:p>
      <text:p text:style-name="P3">La recherche de sa prochaine mission est une activité importante de son emploi du temps.</text:p>
      <text:p text:style-name="P3">L'informatique n'est pas sa tasse de thé, mais elle a un niveau avancé d'utilisation en tant qu'utilisatrice. Elle n'est pas une power-user qui cherche la dernière invention technologique, mais n'a pas peur de prendre en main un nouvel outil, <text:span text:style-name="T7">lorsque celui-ci a déjà envahi l'espace. Elle teste et adopte des outils que lui conseille son frère informaticien, ou son entourage. Elle peut se plier à un outil informatique inconfortable si le besoin est nécessaire, mais sait repérer les défauts des outils. Elle est fidèle aux sites internet ou elle s'est inscrite.</text:span></text:p>
      <text:p text:style-name="P4">Elle dispose <text:span text:style-name="T8">d'</text:span>un ordinateur portable au milieu de son salon, peu véloce avec un écran 15'', en résolution 1024*768. Elle ne se sert pas (encore) des applications mobiles. Elle a besoin d’être au calme pour se mettre devant l'écran.</text:p>
      <text:p text:style-name="P4">Sa recherche d'emploi se fait actuellement avec :</text:p>
      <text:p text:style-name="P4">- un dossier papier qui contient ses lettres de motivation et CV.</text:p>
      <text:p text:style-name="P4">- des fichiers en vrac dans un répertoire de son portable.</text:p>
      <text:p text:style-name="P4">- un agenda papier avec des feuilles qui débordent</text:p>
      <text:p text:style-name="P4">- des feuilles Excel améliorées à chaque recherche d'emploi, puis laissées à l'abandon.</text:p>
      <text:p text:style-name="P4">Elle sait que ce n'est pas très efficace, mais ne s'est pas posée la question de l'existence d'outils plus adaptés.</text:p>
      <text:h text:style-name="Heading_20_2" text:outline-level="2"><text:bookmark-start text:name="__RefHeading__569_471461657"/>Romain<text:bookmark-end text:name="__RefHeading__569_471461657"/></text:h>
      <text:p text:style-name="P5">Romain est un expert en marketing de 25 ans. Son emploi actuel est le premier, mais il songe à en changer. Il n'a jamais vraiment cherché du travail, puisque son premier emploi a été obtenu à la suite de son stage de fin d'études.</text:p>
      <text:p text:style-name="P5">Romain est un technophile averti. Il aime être à l'écoute des dernières tendances technologiques, à titre personnel, ce qui en plus l'aide dans le cadre de son travail.</text:p>
      <text:p text:style-name="P5"><text:soft-page-break/>A titre personnel, il s'équipe exclusivement avec les produits Apple : iBook, iPhone, iPad, sans pour autant acheter le dernier équipement dès sa sortie. Il reste raisonnable.</text:p>
      <text:p text:style-name="P5">Il découvre les innovations technologiques sur la presse spécialisée. (<text:span text:style-name="T12">W</text:span>ired, …). Les détails techniques ne l'intéressent pas, ce sont les usages. Il fait régulièrement l'effort de tester de nouveaux sites internet. Il a été l'un des tous premiers utilisateurs des services Cloud.</text:p>
      <text:p text:style-name="P5">Ses seules recherche « d'emploi »ont été des recherches de stage. Il avait opéré de façon structurée pour un étudiant : feuille Excel, agenda électronique. <text:span text:style-name="T9">Il a conscience que cette méthode aurait ses limites, surtout quand on cherche un emploi en même temps qu'on travaille.</text:span></text:p>
      <text:h text:style-name="P43" text:outline-level="2"><text:bookmark-start text:name="__RefHeading__571_471461657"/>Élodie<text:bookmark-end text:name="__RefHeading__571_471461657"/></text:h>
      <text:p text:style-name="P6"><text:span text:style-name="T11">Élodie</text:span> est une assistante de direction de 45 ans. <text:span text:style-name="T11">Elle est mère de famille, et son emploi actuel lui permet de concilier vie professionnelle et vie familiale. </text:span>Son emploi actuel n'est pas le premier, mais c'est cependant celui ou elle a passée le plus de temps. Elle a récemment appris que l'entreprise qui l'emploi<text:span text:style-name="T13">e</text:span> va cesser son activité, elle va devoir trouver du travail ailleurs.</text:p>
      <text:p text:style-name="P6">Elle n'a pas une âme de mercenaire, elle reste fidèle à ses employeurs. Savoir qu'elle va devoir chercher <text:s/>un nouveau travail la tracasse, <text:span text:style-name="T10">même</text:span> si elle sait qu'elle a des compétences recherchées. <text:span text:style-name="T13">C'est surtout le risque de devoir augmenter ses temps de trajet qui l'ennuie.</text:span> <text:span text:style-name="T11">Sa seule source d'information est la télévision et les émissions anxiogènes sur le chômage. </text:span></text:p>
      <text:p text:style-name="P7">Chez elle, elle dispose d'un vieil ordinateur dont elle sait qu'elle devrait changer : <text:span text:style-name="T14">W</text:span>indows XP, trop vieux pour l'internet actuel, pleins de virus apportés par les programmes installés par ses enfants. Sa priorité n'est pas la technologie, <text:span text:style-name="T15">plutôt les sorties en famille.</text:span></text:p>
      <text:p text:style-name="P7">Elle a une méthode de recherche d'emploi assez classique, mais qui utilise l'informatique : feuilles Excel, agenda papier, documents bien classés dans des répertoires. Elle consulte autant les sites Internet de recherche d'emploi que la presse spécialisée. <text:span text:style-name="T15">Elle pense que Pôle Emploi peut lui apporter de l'aide dans sa recherche d'emploi.</text:span></text:p>
      <text:h text:style-name="Heading_20_1" text:outline-level="1"><text:bookmark-start text:name="__RefHeading__389_965941387"/>Détails des outils de recherche d'emploi<text:bookmark-end text:name="__RefHeading__389_965941387"/></text:h>
      <text:h text:style-name="Heading_20_2" text:outline-level="2"><text:bookmark-start text:name="__RefHeading__391_965941387"/>Détails de l'outil de suivi d'opportunité<text:bookmark-end text:name="__RefHeading__391_965941387"/></text:h>
      <text:p text:style-name="Text_20_body">Une opportunité est « une possibilité d'emploi concrète, quelle que soit son origine : offre d'emploi suur un site, discussion avec une connaissance, changement d'emploi en interne »</text:p>
      <text:h text:style-name="Heading_20_3" text:outline-level="3"><text:bookmark-start text:name="__RefHeading__393_965941387"/>Différents états de la candidature<text:bookmark-end text:name="__RefHeading__393_965941387"/></text:h>
      <text:list xml:id="list2675728418449091659" text:style-name="L6">
        <text:list-item>
          <text:p text:style-name="P19">DISCOVERED – l'opportunité vient d'être saisie par l'utilisateur - Compte pour les statistiques du nombres d'opportunité sur la période</text:p>
        </text:list-item>
        <text:list-item>
          <text:p text:style-name="P19">APPLIED – Un premier pas vers la candidature a été effectué, l'utilisateur attend un retour</text:p>
        </text:list-item>
        <text:list-item>
          <text:p text:style-name="P19">INTERVIEWS – Procédure de recrutement, négociation </text:p>
        </text:list-item>
        <text:list-item>
          <text:p text:style-name="P19">SUCCESS – Retour positif, attente du choix de l'utilisateur</text:p>
        </text:list-item>
        <text:list-item>
          <text:p text:style-name="P19">CLOSED – L'opportunité n'a pas donné satisfaction</text:p>
        </text:list-item>
      </text:list>
      <text:h text:style-name="Heading_20_3" text:outline-level="3"><text:bookmark-start text:name="__RefHeading__395_965941387"/><text:soft-page-break/>Différents types de journaux<text:bookmark-end text:name="__RefHeading__395_965941387"/></text:h>
      <text:p text:style-name="Text_20_body">Chaque journal contient :</text:p>
      <text:list xml:id="list2178501543852093841" text:style-name="L7">
        <text:list-item>
          <text:p text:style-name="P20">Un titre</text:p>
        </text:list-item>
        <text:list-item>
          <text:p text:style-name="P20">Une description</text:p>
        </text:list-item>
        <text:list-item>
          <text:p text:style-name="P20">Des notes privées – JAMAIS partagées avec aucun autre utilisateur - « défouloir »</text:p>
        </text:list-item>
        <text:list-item>
          <text:p text:style-name="P20">Une date d'évènement : à quelle date l'évènement s'est produit OU se produira</text:p>
        </text:list-item>
        <text:list-item>
          <text:p text:style-name="P20">Fait – Une boite à cocher pour savoir si l'action a été faite ou pas. S'applique pour les états RECALL et INTERVIEW uniquement</text:p>
        </text:list-item>
        <text:list-item>
          <text:p text:style-name="P20">Le type d'évènement :</text:p>
          <text:list>
            <text:list-item>
              <text:p text:style-name="P20">APPLIED – Lors de la création de l'évènement, l'outil propose de changer l'état de l'opportunité à APPLIED. <text:s/>- Compte pour les statistiques du nombres de candidatures sur la période</text:p>
            </text:list-item>
            <text:list-item>
              <text:p text:style-name="P20">EVENT – L'utilisateur peut entrer n'importe quelle information.</text:p>
            </text:list-item>
            <text:list-item>
              <text:p text:style-name="P20">RECALL – L'utilisateur a rappelé pour avoir le statut – Si la date est dans le futur, l'utilisateur DOIT rappeler à cette date. Une boite à cocher permet de confirmer que l'action a été faite, sinon le logiciel insistera (lourdement) pour inciter à faire l'action.</text:p>
            </text:list-item>
            <text:list-item>
              <text:p text:style-name="P20">INTERVIEW – Lors de la création de l'évènement, l'outil propose de changer l'état de l'opportunité à INTERVIEWS – Si la date est dans le futur, l'utilisateur AURA un entretien à cette date. Une boite à cocher permet de confirmer que l'action a été faite, sinon le logiciel insistera (lourdement) pour inciter à faire un compte-rendu de l'entretien - Compte pour les statistiques du nombres d'entretiens sur la période</text:p>
            </text:list-item>
            <text:list-item>
              <text:p text:style-name="P21">PROPOSAL – Lors de la création de l'évènement, l'outil propose de changer l'état de l'opportunité à SUCCESS ou CLOSED – L'utilisateur a reçu une réponse finale et doit décider des suites à lui donner - Compte pour les statistiques du nombres de succcès sur la période</text:p>
            </text:list-item>
            <text:list-item>
              <text:p text:style-name="P21">CLOSED – Lors de la création de l'évènement, l'outil propose de changer l'état de l'opportunité à CLOSED- L'opportunité est close (refus ou autre).</text:p>
            </text:list-item>
          </text:list>
        </text:list-item>
        <text:list-item>
          <text:p text:style-name="P20">Un nombre quelconque de documents attachés</text:p>
        </text:list-item>
        <text:list-item>
          <text:p text:style-name="P20">Un nombre quelconque de contacts externes associés</text:p>
        </text:list-item>
      </text:list>
      <text:h text:style-name="Heading_20_2" text:outline-level="2"><text:bookmark-start text:name="__RefHeading__397_965941387"/>Détails sur l'agenda<text:bookmark-end text:name="__RefHeading__397_965941387"/></text:h>
      <text:h text:style-name="P44" text:outline-level="2"><text:bookmark-start text:name="__RefHeading__635_772893323"/>Détails sur l<text:span text:style-name="T20">a chomothèque</text:span><text:bookmark-end text:name="__RefHeading__635_772893323"/></text:h>
      <text:p text:style-name="P9">Il s'agit d'une bibliothèque de contacts externes qu'il est possible de filtrer suivant les critères suivants :</text:p>
      <text:list xml:id="list2285743346860144168" text:style-name="L8">
        <text:list-item>
          <text:p text:style-name="P22">Lieu – de la plus grande taille à la plus petite</text:p>
        </text:list-item>
        <text:list-item>
          <text:p text:style-name="P22">Type – site web d'annonces, journal, cabinet RH, Interim</text:p>
        </text:list-item>
        <text:list-item>
          <text:p text:style-name="P22">Secteur – IT, finance, transports, …</text:p>
        </text:list-item>
        <text:list-item>
          <text:p text:style-name="P22"><text:soft-page-break/>Cible – jeunes diplômés, seniors, …</text:p>
        </text:list-item>
      </text:list>
      <text:p text:style-name="P9">Pour chaque réponse, il est possible de l'ajouter automatiquement dans la liste des sites d'emploi</text:p>
      <text:h text:style-name="Heading_20_1" text:outline-level="1"><text:bookmark-start text:name="__RefHeading__399_965941387"/><text:span text:style-name="T3">Messages</text:span> d<text:span text:style-name="T1">u coach virtuel</text:span><text:bookmark-end text:name="__RefHeading__399_965941387"/></text:h>
      <text:h text:style-name="Heading_20_2" text:outline-level="2"><text:bookmark-start text:name="__RefHeading__401_965941387"/>Objectifs<text:bookmark-end text:name="__RefHeading__401_965941387"/></text:h>
      <text:p text:style-name="P1">Détails de tous les messages émis par le coach. <text:span text:style-name="T3">Objectif fonctionnel des messages</text:span></text:p>
      <text:list xml:id="list6246974949073176174" text:style-name="L9">
        <text:list-item>
          <text:p text:style-name="P23">Par événement : chaque événement (clic, temporisation, etc) peut tirer un message <text:span text:style-name="T3">=&gt; guider l'utilisateur sur le site OU le conseiller dans sa recherche.</text:span></text:p>
        </text:list-item>
        <text:list-item>
          <text:p text:style-name="P24">Le message est adapté pour chaque persona du coach =&gt; s'adapter au type de conseil recherché par l'utilisateur.</text:p>
        </text:list-item>
        <text:list-item>
          <text:p text:style-name="P23">Chaque coach peut avoir plusieurs messages différents pour un même événement <text:span text:style-name="T3">=&gt; limiter la répétitivité des messages du coach.</text:span></text:p>
        </text:list-item>
        <text:list-item>
          <text:p text:style-name="P28">Les messages peuvent <text:span text:style-name="T3">n’apparaître</text:span> qu'un nombre de fois limités. =&gt; pour éviter d'ennuyer l'ut<text:span text:style-name="T3">i</text:span>lisateur, <text:span text:style-name="T3">progression de l'utilisateur en considérant que celui-ci a eu le temps d'intégrer le message.</text:span></text:p>
        </text:list-item>
        <text:list-item>
          <text:p text:style-name="P28">Les messages peuvent apparaître après un temps d'utilisation <text:span text:style-name="T3">ou un nombre d’occurrences </text:span>=&gt; renouveler l'expérience utilisateur.</text:p>
        </text:list-item>
        <text:list-item>
          <text:p text:style-name="P29">Lorsque plusieurs messages arrivent, ils sont traités avec un délai d'attente. Un message peut effectuer un « vidage » de la liste des messages à traiter =&gt; éviter de surcharger l'utilisateur.</text:p>
        </text:list-item>
      </text:list>
      <text:h text:style-name="Heading_20_2" text:outline-level="2"><text:bookmark-start text:name="__RefHeading__403_965941387"/>Spé<text:span text:style-name="T3">cification des messages</text:span><text:bookmark-end text:name="__RefHeading__403_965941387"/></text:h>
      <text:p text:style-name="P2">Pour chaque événement :</text:p>
      <text:list xml:id="list8717591227413314638" text:style-name="L10">
        <text:list-item>
          <text:p text:style-name="P30">Pour chaque persona :</text:p>
          <text:list>
            <text:list-item>
              <text:p text:style-name="P30">le nombre de messages différents possibles ; 0 si non-géré</text:p>
            </text:list-item>
            <text:list-item>
              <text:p text:style-name="P30">chaque message, avec les paramètres associés, localisé par lan<text:span text:style-name="T5">g</text:span>ue (langue*<text:span text:style-name="T5">nombre</text:span> messages)</text:p>
            </text:list-item>
          </text:list>
        </text:list-item>
        <text:list-item>
          <text:p text:style-name="P31">nombre d'occurrence avant affichage (0 si immédiat)</text:p>
        </text:list-item>
        <text:list-item>
          <text:p text:style-name="P31">nombre d'affichage max (1 si une seule fois)</text:p>
        </text:list-item>
        <text:list-item>
          <text:p text:style-name="P32">événement qui génère le message (ex : nouvelle opportunité)</text:p>
        </text:list-item>
        <text:list-item>
          <text:p text:style-name="P32">conditions de génération (ex : afficher un message de tache post-it uniquement si un post-it a été effectivement créé)</text:p>
        </text:list-item>
        <text:list-item>
          <text:p text:style-name="P34">Temps écoulé avant génération - <text:span text:style-name="T21">permet de limiter la surcharge si il y a plusieurs messages sensés arriver à un moment.</text:span></text:p>
        </text:list-item>
      </text:list>
      <text:h text:style-name="Heading_20_2" text:outline-level="2"><text:bookmark-start text:name="__RefHeading__405_965941387"/><text:soft-page-break/>Liste des message<text:span text:style-name="T4">s</text:span><text:bookmark-end text:name="__RefHeading__405_965941387"/></text:h>
      <text:h text:style-name="Heading_20_3" text:outline-level="3"><text:bookmark-start text:name="__RefHeading__407_965941387"/><text:span text:style-name="T16">B</text:span>ienvenue<text:bookmark-end text:name="__RefHeading__407_965941387"/></text:h>
      <text:list xml:id="list9059842811362492320" text:style-name="L11">
        <text:list-item>
          <text:p text:style-name="P25">Première venue sur le site. </text:p>
        </text:list-item>
        <text:list-item>
          <text:p text:style-name="P35">Changement de coach : bonjour.</text:p>
        </text:list-item>
        <text:list-item>
          <text:p text:style-name="P35">Bonjour normal <text:span text:style-name="T23">à l'arrivée sur le site.</text:span></text:p>
        </text:list-item>
      </text:list>
      <text:h text:style-name="Heading_20_3" text:outline-level="3"><text:bookmark-start text:name="__RefHeading__409_965941387"/>Arrivée sur le site<text:bookmark-end text:name="__RefHeading__409_965941387"/></text:h>
      <text:list xml:id="list120945275644092" text:continue-numbering="true" text:style-name="L11">
        <text:list-item>
          <text:p text:style-name="P33">Heure d'arrivée 20 minutes après l'heure paramétrée.</text:p>
        </text:list-item>
        <text:list-item>
          <text:p text:style-name="P25">L'heure d'arrivée est avancée de -5 minutes : normal.</text:p>
        </text:list-item>
        <text:list-item>
          <text:p text:style-name="P25">L'heure d'arrivée est avancée de -20 minutes : warning + Invitation à changer le <text:span text:style-name="T6">réglage.</text:span></text:p>
        </text:list-item>
      </text:list>
      <text:h text:style-name="Heading_20_3" text:outline-level="3"><text:bookmark-start text:name="__RefHeading__411_965941387"/>Heure de quitter le site<text:bookmark-end text:name="__RefHeading__411_965941387"/></text:h>
      <text:list xml:id="list1465271738198534538" text:style-name="L12">
        <text:list-item>
          <text:p text:style-name="P26"><text:span text:style-name="T16">S</text:span>ignaler l'heure de quitter le site <text:span text:style-name="T21">5 minutes avant.</text:span></text:p>
        </text:list-item>
        <text:list-item>
          <text:p text:style-name="P27"><text:span text:style-name="T16">S</text:span>ignaler l'heure de quitter le site <text:span text:style-name="T21">si heure dépassée de 20+ minutes.</text:span></text:p>
        </text:list-item>
      </text:list>
      <text:h text:style-name="Heading_20_3" text:outline-level="3"><text:bookmark-start text:name="__RefHeading__413_965941387"/>Opportunités<text:bookmark-end text:name="__RefHeading__413_965941387"/></text:h>
      <text:list xml:id="list247311731052417848" text:style-name="L13">
        <text:list-item>
          <text:p text:style-name="P36">Pas d'opportunité cré<text:span text:style-name="T16">ée</text:span> : indiquer la rubrique des opportunités, demander d'aller chercher des sites web d'emploi <text:span text:style-name="T22">(cf chomothèque)</text:span>. <text:span text:style-name="T16">Indiquer ce qu'est une opportunité :offre, discussion avec un ami, un collègue, information dans les journaux, sur un site, prise de contact avec un cabinet.</text:span></text:p>
        </text:list-item>
      </text:list>
      <text:h text:style-name="P47" text:outline-level="3">Contacts externes</text:h>
      <text:list xml:id="list120947211664090" text:continue-numbering="true" text:style-name="L13">
        <text:list-item>
          <text:p text:style-name="P37">Pas <text:span text:style-name="T25">de contact</text:span> cré<text:span text:style-name="T16">é</text:span> : indiquer la rubrique des <text:span text:style-name="T25">contacts</text:span>, <text:span text:style-name="T25">qu'il y en a nécessairement, et qu'il est nécessaire d'en créer.</text:span></text:p>
        </text:list-item>
      </text:list>
      <text:h text:style-name="P46" text:outline-level="3"><text:bookmark-start text:name="__RefHeading__573_471461657"/>Objectifs<text:bookmark-end text:name="__RefHeading__573_471461657"/></text:h>
      <text:list xml:id="list4195637014689063971" text:style-name="L14">
        <text:list-item>
          <text:p text:style-name="P38">Signaler lors de l'arrivée sur le site le premier jour de la fin d'une période que les résultats sont disponibles.</text:p>
        </text:list-item>
        <text:list-item>
          <text:p text:style-name="P38">Insister de faire envoyer les résultats par mail</text:p>
        </text:list-item>
      </text:list>
      <text:h text:style-name="P45" text:outline-level="3"><text:bookmark-start text:name="__RefHeading__575_471461657"/>Journaux<text:bookmark-end text:name="__RefHeading__575_471461657"/></text:h>
      <text:list xml:id="list120945977430365" text:continue-list="list120947211664090" text:style-name="L13">
        <text:list-item>
          <text:p text:style-name="P39">Pas de journal dans les opportunités (&gt;50%) : signaler l'importance des journaux pour suivre les opportunités</text:p>
        </text:list-item>
        <text:list-item>
          <text:p text:style-name="P39">Pas de c<text:span text:style-name="T17">a</text:span>ndidature dans les journaux (&gt;50%, <text:span text:style-name="T18">+2 opportunités</text:span>) : rappeler de <text:span text:style-name="T18">se porter candidat</text:span> aux offres pour avoir des chances. <text:span text:style-name="T18">Sinon ça ne sert à rien.</text:span></text:p>
        </text:list-item>
        <text:list-item>
          <text:p text:style-name="P40">Nouvelle entrée de journal sur un rappel : informer de la création d'un post-it 3 jours avant. (seulement 3x). <text:span text:style-name="T19">Rappeler de préparer les éléments fondamentaux d'un appel.</text:span></text:p>
        </text:list-item>
        <text:list-item>
          <text:p text:style-name="P40">Nouvelle entrée de journal sur un entretien : informer de la création d'un post-it 3 jours avant. <text:soft-page-break/>(seulement 3x). Informer de la nécessité de se préparer dès maintenant.</text:p>
        </text:list-item>
        <text:list-item>
          <text:p text:style-name="P40">Nouvelle entrée de journal sur un échec : <text:span text:style-name="T19">inciter à continuer en cherchant d'autres opportunités (citer la plus avancée)</text:span></text:p>
        </text:list-item>
        <text:list-item>
          <text:p text:style-name="P41">Nouvelle entrée de journal sur un<text:span text:style-name="T19">e réussite</text:span>: <text:span text:style-name="T19">inciter à réfléchir sur la pertinence de l'emploi.</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vila </meta:initial-creator>
    <meta:creation-date>2012-05-20T14:54:25</meta:creation-date>
    <dc:date>2014-03-19T12:09:44.942623554</dc:date>
    <meta:editing-duration>P12DT8H39M34S</meta:editing-duration>
    <meta:editing-cycles>58</meta:editing-cycles>
    <meta:generator>LibreOffice/4.1.3.2$Linux_X86_64 LibreOffice_project/410m0$Build-2</meta:generator>
    <meta:document-statistic meta:table-count="0" meta:image-count="0" meta:object-count="0" meta:page-count="9" meta:paragraph-count="189" meta:word-count="2755" meta:character-count="16899" meta:non-whitespace-character-count="14374"/>
  </office:meta>
</office:document-meta>
</file>